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4cm" svg:stroke-color="#4d4d4d" draw:marker-start-width="0.6cm" draw:marker-end-width="0.6cm" draw:fill="none" draw:textarea-vertical-align="middle" fo:padding-top="0.325cm" fo:padding-bottom="0.325cm" fo:padding-left="0.45cm" fo:padding-right="0.45cm"/>
    </style:style>
    <style:style style:name="gr2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2.825cm" fo:min-width="2.376cm" fo:padding-top="0.275cm" fo:padding-bottom="0.275cm" fo:padding-left="0.4cm" fo:padding-right="0.4cm"/>
    </style:style>
    <style:style style:name="gr3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2.2cm" fo:min-width="1.75cm" fo:padding-top="0.275cm" fo:padding-bottom="0.275cm" fo:padding-left="0.4cm" fo:padding-right="0.4cm"/>
    </style:style>
    <style:style style:name="gr4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5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ffffff" fo:padding-top="0.365cm" fo:padding-bottom="0.365cm" fo:padding-left="0.49cm" fo:padding-right="0.49cm"/>
    </style:style>
    <style:style style:name="gr6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4d4d4d" fo:padding-top="0.258cm" fo:padding-bottom="0.258cm" fo:padding-left="0.383cm" fo:padding-right="0.383cm"/>
    </style:style>
    <style:style style:name="gr7" style:family="graphic" style:parent-style-name="standard">
      <style:graphic-properties draw:stroke="solid" svg:stroke-width="0.5cm" svg:stroke-color="#ffffff" draw:marker-start-width="1.5cm" draw:marker-end-width="1.5cm" draw:stroke-linejoin="miter" draw:fill="solid" draw:fill-color="#000000" fo:padding-top="0.508cm" fo:padding-bottom="0.508cm" fo:padding-left="0.633cm" fo:padding-right="0.633cm"/>
    </style:style>
    <style:style style:name="gr8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4d4d4d" draw:opacity="100%" fo:padding-top="0.258cm" fo:padding-bottom="0.258cm" fo:padding-left="0.383cm" fo:padding-right="0.383cm"/>
    </style:style>
    <style:style style:name="gr9" style:family="graphic" style:parent-style-name="standard">
      <style:graphic-properties draw:stroke="none" svg:stroke-width="0.021cm" draw:stroke-linejoin="miter" draw:fill="solid" draw:fill-color="#ffffff"/>
    </style:style>
    <style:style style:name="gr10" style:family="graphic" style:parent-style-name="standard">
      <style:graphic-properties draw:stroke="none" svg:stroke-width="0cm" svg:stroke-color="#ffffff" draw:marker-start-width="0.139cm" draw:marker-end-width="0.139cm" draw:stroke-linejoin="miter" draw:fill="solid" draw:fill-color="#006f9c" fo:padding-top="0.115cm" fo:padding-bottom="0.115cm" fo:padding-left="0.24cm" fo:padding-right="0.24cm"/>
    </style:style>
    <style:style style:name="gr11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000000" fo:padding-top="0.365cm" fo:padding-bottom="0.365cm" fo:padding-left="0.49cm" fo:padding-right="0.49cm"/>
    </style:style>
    <style:style style:name="gr12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006f9c" fo:padding-top="0.365cm" fo:padding-bottom="0.365cm" fo:padding-left="0.49cm" fo:padding-right="0.49cm"/>
    </style:style>
    <style:style style:name="gr13" style:family="graphic" style:parent-style-name="standard">
      <style:graphic-properties draw:stroke="none" svg:stroke-color="#000000" draw:fill="none" draw:fill-color="#ffffff" draw:fill-image-width="0cm" draw:fill-image-height="0cm" fo:min-height="4.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4d4d4d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4d4d4d" draw:opacity="100%"/>
    </style:style>
    <style:style style:name="P6" style:family="paragraph">
      <loext:graphic-properties draw:fill="solid" draw:fill-color="#006f9c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 draw:fill-image-width="0cm" draw:fill-image-height="0cm"/>
      <style:paragraph-properties fo:text-align="center"/>
      <style:text-properties style:font-name="PT Sans" fo:font-size="34pt" fo:font-weight="bold" style:font-size-asian="34pt" style:font-weight-asian="bold" style:font-size-complex="34pt" style:font-weight-complex="bold"/>
    </style:style>
    <style:style style:name="T1" style:family="text">
      <style:text-properties style:font-name="PT Sans" fo:font-size="72pt" fo:font-weight="bold" style:font-size-asian="72pt" style:font-weight-asian="bold" style:font-size-complex="72pt" style:font-weight-complex="bold"/>
    </style:style>
    <style:style style:name="T2" style:family="text">
      <style:text-properties style:font-name="PT Sans" fo:font-size="34pt" fo:font-weight="bold" style:font-size-asian="34pt" style:font-weight-asian="bold" style:font-size-complex="3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olyline draw:style-name="gr1" draw:text-style-name="P1" draw:layer="layout" svg:width="1.934cm" svg:height="3.067cm" svg:x="15.507cm" svg:y="9.035cm" svg:viewBox="0 0 1935 3068" draw:points="1935,3068 834,0 0,3068">
              <text:p/>
            </draw:polyline>
            <draw:line draw:style-name="gr1" draw:text-style-name="P1" draw:layer="layout" svg:x1="16.708cm" svg:y1="10.135cm" svg:x2="16.041cm" svg:y2="10.135cm">
              <text:p/>
            </draw:line>
            <draw:line draw:style-name="gr1" draw:text-style-name="P1" draw:layer="layout" svg:x1="16.974cm" svg:y1="10.769cm" svg:x2="15.84cm" svg:y2="10.769cm">
              <text:p/>
            </draw:line>
          </draw:g>
          <draw:custom-shape draw:style-name="gr2" draw:text-style-name="P1" draw:layer="layout" svg:width="4.772cm" svg:height="4.771cm" svg:x="13.996cm" svg:y="6.7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888cm" svg:height="3.888cm" svg:x="14.438cm" svg:y="7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0.2cm" draw:transform="rotate (1.5707963267949) translate (13.831cm 10.1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01cm" svg:height="0.2cm" draw:transform="rotate (1.5707963267949) translate (13.698cm 9.0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01cm" svg:height="0.2cm" draw:transform="rotate (1.5707963267949) translate (14.032cm 7.968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14.765cm 7.06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15.799cm 6.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16.901cm 6.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17.902cm 7.16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18.669cm 8.101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18.903cm 9.168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18.703cm 10.2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18.236cm 11.103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14.334cm 11.103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</draw:g>
        <draw:g>
          <draw:path draw:style-name="gr5" draw:text-style-name="P2" draw:layer="layout" svg:width="1.002cm" svg:height="1.111cm" draw:transform="rotate (-0.12618730491919) translate (7.1578322488526cm 7.8170314796334cm)" svg:viewBox="0 0 1003 1112" svg:d="M104 487c0-53 4-107 22-158 54-146 20-81 114-191 118-123 262-163 423-123 232 57 368 270 335 512-29 214-228 378-456 375-64-1-128-5-191 15-158 50-235 101-277 195-15-71-45-139-74-208 136-117 104-195 104-417z">
            <text:p/>
          </draw:path>
          <draw:polygon draw:style-name="gr6" draw:text-style-name="P3" draw:layer="layout" svg:width="2.647cm" svg:height="2.842cm" svg:x="3.069cm" svg:y="9.85cm" svg:viewBox="0 0 2648 2843" draw:points="2648,0 2573,1860 1,2843 0,0">
            <text:p/>
          </draw:polygon>
          <draw:polyline draw:style-name="gr7" draw:text-style-name="P4" draw:layer="layout" svg:width="0.958cm" svg:height="8.472cm" svg:x="6.4cm" svg:y="3.67cm" svg:viewBox="0 0 959 8473" draw:points="0,0 262,2288 450,2551 667,4070 673,4702 959,8072 346,8473">
            <text:p/>
          </draw:polyline>
          <draw:polygon draw:style-name="gr6" draw:text-style-name="P3" draw:layer="layout" svg:width="3.492cm" svg:height="2.512cm" svg:x="3.079cm" svg:y="7.417cm" svg:viewBox="0 0 3493 2513" draw:points="0,2513 13,0 2296,852 3493,2513">
            <text:p/>
          </draw:polygon>
          <draw:polygon draw:style-name="gr8" draw:text-style-name="P5" draw:layer="layout" svg:width="1.664cm" svg:height="6.348cm" svg:x="1.544cm" svg:y="6.338cm" svg:viewBox="0 0 1665 6349" draw:points="1529,6349 0,5527 0,3587 149,3437 169,2242 279,1987 390,1541 384,1326 577,675 732,1303 751,1510 801,1891 1036,1054 1036,781 1268,0 1518,838 1552,1072 1665,1787 1658,3380 1554,3692">
            <text:p/>
          </draw:polygon>
          <draw:polygon draw:style-name="gr6" draw:text-style-name="P3" draw:layer="layout" svg:width="1.908cm" svg:height="8.472cm" svg:x="5.449cm" svg:y="3.67cm" svg:viewBox="0 0 1909 8473" draw:points="1212,2288 1400,2551 1617,4070 1623,4702 1909,8072 1296,8473 0,8117 218,5005 247,4173 316,3693 377,2644 589,2377 750,56 950,0">
            <text:p/>
          </draw:polygon>
          <draw:g>
            <draw:path draw:style-name="gr9" draw:text-style-name="P2" draw:layer="layout" svg:width="0.969cm" svg:height="1.216cm" svg:x="2.129cm" svg:y="9.389cm" svg:viewBox="0 0 970 1217" svg:d="M34 652c26-5 48-10 71-13 4 0 8 0 11 2 19 11 36 25 50 35-8 54-17 105-21 156-5 50 2 99 23 145 31 63 78 75 139 46 50-24 91-61 128-103 137-153 218-331 233-537 3-49 3-96-9-144-4-19-11-36-19-51-24-43-61-55-102-32-31 17-59 37-85 60-56 50-102 110-143 172-7 12-13 14-27 12-28-7-55-14-61-49-2-10-9-19-16-25-13-13-10-25 0-38 34-45 65-94 101-138 44-58 103-100 171-129 97-40 184-22 264 43 71 57 120 129 155 209 54 118 77 241 72 371-5 121-37 233-112 332-58 75-129 132-214 174-97 48-200 70-308 66-67-3-130-18-190-47-70-37-111-97-130-172-30-119-11-232 19-345z">
              <text:p/>
            </draw:path>
            <draw:path draw:style-name="gr9" draw:text-style-name="P2" draw:layer="layout" svg:width="0.53cm" svg:height="0.359cm" svg:x="2.017cm" svg:y="9.693cm" svg:viewBox="0 0 531 360" svg:d="M177 171c-49 40-98 43-140 9-36-29-48-81-26-124 22-44 70-65 118-52 51 14 77 57 73 123 21 6 41 12 61 17 80 21 158 44 237 65 22 5 28 13 31 37 2 45-17 82-53 107-17 11-29 10-46-2-80-57-160-114-240-171-4-3-10-6-15-9z">
              <text:p/>
            </draw:path>
          </draw:g>
        </draw:g>
        <draw:g>
          <draw:path draw:style-name="gr5" draw:text-style-name="P2" draw:layer="layout" svg:width="1.647cm" svg:height="2.175cm" svg:x="7.305cm" svg:y="7.267cm" svg:viewBox="0 0 1648 2176" svg:d="M20 1243c9-69 214-641 227-666 49-85 93-173 144-258 65-109 160-198 269-260 160-88 317-75 471 21 132 82 234 198 312 331 119 194 185 405 201 631 18 210-16 415-126 599-85 143-197 259-336 352-161 104-335 163-522 180-116 9-232-4-341-45-129-47-214-147-262-273-72-210-65-411-37-612z">
            <text:p/>
          </draw:path>
          <draw:path draw:style-name="gr5" draw:text-style-name="P2" draw:layer="layout" svg:width="2.2cm" svg:height="2.439cm" svg:x="12.173cm" svg:y="6.619cm" svg:viewBox="0 0 2201 2440" svg:d="M228 1069c0-117 8-236 50-346 116-321 42-178 249-419 259-271 574-359 928-271 509 125 808 592 735 1123-65 470-500 831-1001 823-141-2-280-10-419 33-346 110-515 221-607 428-33-157-101-305-163-457 299-258 228-428 228-914z">
            <text:p/>
          </draw:path>
          <draw:path draw:style-name="gr10" draw:text-style-name="P6" draw:layer="layout" svg:width="0.942cm" svg:height="1.331cm" svg:x="10.958cm" svg:y="0.744cm" svg:viewBox="0 0 943 1332" svg:d="M630 517c165 6 270-61 304-191 31-116-23-242-132-296-110-59-242-28-320 68-87 105-76 231 32 362-29 41-63 81-95 122-129 164-263 327-392 491-34 44-37 72-6 119 63 96 157 144 269 140 54 0 76-21 92-71 78-236 160-474 238-710 0-6 7-21 10-34z">
            <text:p/>
          </draw:path>
          <draw:path draw:style-name="gr10" draw:text-style-name="P6" draw:layer="layout" svg:width="4.37cm" svg:height="7.135cm" svg:x="8.548cm" svg:y="4.674cm" svg:viewBox="0 0 4371 7136" svg:d="M4167 7136c112 0 201-88 204-201 3-111-88-207-201-207l-343-7c9-19 16-44 19-68 13-95-44-187-132-221l-2485-876 2310-554c96-25 163-113 157-211-7-100-82-182-180-191l-2149-255 1958-1228c72-44 109-129 91-211-16-81-81-147-163-163l-1273-224 1008-301c79-23 136-91 146-173 11-82-30-160-102-201l-1301-750 950-729c88-67 106-196 37-286-68-88-197-105-286-38l-1191 914c-56 41-87 109-79 176 4 69 45 131 102 164l1155 665-1382 409c-94 26-151 112-147 207 6 95 75 173 170 191l1605 283-2001 1249c-75 46-108 134-92 219 22 85 89 145 174 157l1592 186-1872 450c-88 21-152 99-155 188-5 91 51 173 136 204l2190 783-2445 157c-110 6-195 99-192 207 4 110 92 198 201 201l3962 85z">
            <text:p/>
          </draw:path>
          <draw:path draw:style-name="gr11" draw:text-style-name="P4" draw:layer="layout" svg:width="3.222cm" svg:height="9.039cm" svg:x="10.095cm" svg:y="3.363cm" svg:viewBox="0 0 3223 9040" svg:d="M0 0h866l2344 8355c0 0 3 10 3 23 7 18 10 35 10 53 0 336-1206 609-2690 609">
            <text:p/>
          </draw:path>
          <draw:path draw:style-name="gr12" draw:text-style-name="P6" draw:layer="layout" svg:width="0.956cm" svg:height="0.553cm" svg:x="7.001cm" svg:y="7.8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<text:p/>
          </draw:path>
          <draw:path draw:style-name="gr10" draw:text-style-name="P6" draw:layer="layout" svg:width="5.385cm" svg:height="9.039cm" svg:x="7.932cm" svg:y="3.363cm" svg:viewBox="0 0 5386 9040" svg:d="M17 8494c-10-19-17-44-17-63 0-9 0-15 0-18-3-85 28-167 28-167 255-940 1512-5552 1519-5546-4 12 616-2700 616-2700h866l2344 8355c0 0 3 10 3 23 7 18 10 35 10 53 0 336-1206 609-2690 609-1216 0-2243-185-2576-433-54-28-85-69-103-113zM2856 886l-317 44-1363 6781c273 54 634 95 1033 116 155-6 318-11 487-11 179 0 356 5 531 15 312-18 619-48 902-100z">
            <text:p/>
          </draw:path>
          <draw:path draw:style-name="gr10" draw:text-style-name="P6" draw:layer="layout" svg:width="2.995cm" svg:height="2.633cm" svg:x="9.431cm" svg:y="0.852cm" svg:viewBox="0 0 2996 2634" svg:d="M2388 662c-79-61-298 191-239 250 98 98 193 189 283 289 82 95 142 208 167 333 34 179-48 273-219 304-139 27-280 10-416-21-511-113-946-358-1287-760-79-91-151-194-198-306-17-44-31-89-38-137-19-122 38-204 164-214 88-10 178-10 263-3 191 16 374 75 552 139 30 11 48 11 70-17 107-85 130-217 100-255 7-49-65-78-109-93-136-44-273-95-412-132-182-51-365-51-546-7-258 64-412 232-481 487-57 221-54 443-6 664 68 325 204 615 408 873 195 242 430 426 729 515 232 72 468 78 706 37 273-47 519-153 733-327 132-106 242-232 317-385 91-180 82-368 10-548-108-291-321-502-551-686z">
            <text:p/>
          </draw:path>
          <draw:path draw:style-name="gr10" draw:text-style-name="P6" draw:layer="layout" svg:width="2.2cm" svg:height="2.439cm" svg:x="12.174cm" svg:y="6.618cm" svg:viewBox="0 0 2201 2440" svg:d="M228 1069c0-117 8-236 50-346 116-321 557-446 826-231 130 103 183 318 120 487-66 172-191 240-432 235-39 0-109-42-115 30-2 53 60 108 106 113 303 35 574-133 629-384 60-282-60-576-351-674-150-51-384-46-534 5 259-271 574-359 928-271 509 125 808 592 735 1123-65 470-500 831-1001 823-141-2-280-10-419 33-346 110-515 221-607 428-33-157-101-305-163-457 299-258 228-428 228-914z">
            <text:p/>
          </draw:path>
          <draw:path draw:style-name="gr10" draw:text-style-name="P6" draw:layer="layout" svg:width="0.956cm" svg:height="0.553cm" svg:x="7.002cm" svg:y="7.8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<text:p/>
          </draw:path>
          <draw:path draw:style-name="gr10" draw:text-style-name="P6" draw:layer="layout" svg:width="1.647cm" svg:height="2.175cm" svg:x="7.305cm" svg:y="7.267cm" svg:viewBox="0 0 1648 2176" svg:d="M20 1243c9-69 238-45 238 13-3 96-11 188-8 279 5 88 25 170 72 249 65 106 150 116 253 52 82-52 146-128 201-206 205-296 309-623 293-984-3-85-13-167-44-248-10-31-28-63-44-85-48-72-116-87-185-35-48 38-95 79-132 123-89 98-154 211-213 330-10 21-20 28-44 25-92 6-167-53-170-82-28-21-3-72 10-97 49-85 93-173 144-258 65-109 160-198 269-260 160-88 317-75 471 21 132 82 234 198 312 331 119 194 185 405 201 631 18 210-16 415-126 599-85 143-197 259-336 352-161 104-335 163-522 180-116 9-232-4-341-45-129-47-214-147-262-273-72-210-65-411-37-612z">
            <text:p/>
          </draw:path>
        </draw:g>
        <draw:frame draw:style-name="gr13" draw:text-style-name="P8" draw:layer="layout" svg:width="22.4cm" svg:height="4.65cm" svg:x="-0.748cm" svg:y="13.076cm">
          <draw:text-box>
            <text:p text:style-name="P7"><text:span text:style-name="T1">BATTLEMESH v10</text:span><text:span text:style-name="T2"><text:line-break/></text:span><text:span text:style-name="T2">JUNE 05-11, 2017 <text:s/>VIENNA, AUSTRI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1T10:11:12.947313000</meta:creation-date>
    <meta:editing-duration>P0D</meta:editing-duration>
    <meta:editing-cycles>1</meta:editing-cycles>
    <meta:generator>LibreOffice/5.1.6.2$MacOSX_X86_64 LibreOffice_project/07ac168c60a517dba0f0d7bc7540f5afa45f0909</meta:generator>
    <meta:document-statistic meta:object-count="42"/>
  </office:meta>
</office:document-meta>
</file>